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text:span><text:span text:style-name="T2">codepoints between U+D800 and U+DFFF. If a receiver (server or </text:span><text:span text:style-name="T2">client) receives a control packet containing ill-formed UTF-8 it MUST </text:span><text:span text:style-name="T2">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text:span><text:span text:style-name="T2">has attempted to send the MQTT PUBLISH Packet. If Dup is 1 then </text:span><text:span text:style-name="T2">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text:span><text:span text:style-name="T2">(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office:value-type="string">
            <text:p>Send invalid packet to server – close connection.</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office:value-type="string">
            <text:p>Deleting a retained message</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office:value-type="string">
            <text:p>Will message processing.</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office:value-type="string">
            <text:p>Keepalive processing</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28" office:value-type="string">
            <text:p>Wildcard in publish topic</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office:value-type="string">
            <text:p>Overlapping subscriptions with different QoSs. <text:s/>Must send one message with highest QoS. <text:s/>May send others matching other subscriptions.</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office:value-type="string">
            <text:p>Receipt of Pubrel. <text:s/>Normal QoS 2 publish handling.</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office:value-type="string">
            <text:p>Subscribe to a topic which matches an existing subscription</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08">08/01/2014</text:date>, <text:time>14:08: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08T14:08:02</dc:date>
    <meta:editing-duration>PT442H58M14S</meta:editing-duration>
    <meta:editing-cycles>52</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